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3.821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2" style:family="table-cell" style:parent-style-name="Default" style:data-style-name="N5"/>
    <style:style style:name="ce23" style:family="table-cell" style:parent-style-name="Default" style:data-style-name="N5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 style:data-style-name="N107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3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a933"/>
    </style:style>
    <style:style style:name="ce33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a933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36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nalyse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21"/>
        <table:table-column table:style-name="co4" table:default-cell-style-name="ce26"/>
        <table:table-column table:style-name="co5" table:default-cell-style-name="ce28"/>
        <table:table-column table:style-name="co3" table:default-cell-style-name="ce21"/>
        <table:table-column table:style-name="co4" table:default-cell-style-name="ce26"/>
        <table:table-column table:style-name="co5" table:default-cell-style-name="ce12"/>
        <table:table-column table:style-name="co6" table:default-cell-style-name="ce31"/>
        <table:table-column table:style-name="co7" table:default-cell-style-name="ce35"/>
        <table:table-row table:style-name="ro1">
          <table:table-cell table:style-name="ce1" office:value-type="string" calcext:value-type="string" table:number-columns-spanned="10" table:number-rows-spanned="1">
            <text:p>Analyse des performances du solveur</text:p>
          </table:table-cell>
          <table:covered-table-cell table:style-name="Default"/>
          <table:covered-table-cell table:style-name="ce14"/>
          <table:covered-table-cell table:style-name="ce24"/>
          <table:covered-table-cell table:number-columns-repeated="2" table:style-name="ce14"/>
          <table:covered-table-cell table:style-name="ce24"/>
          <table:covered-table-cell table:number-columns-repeated="3" table:style-name="Default"/>
        </table:table-row>
        <table:table-row table:style-name="ro2">
          <table:table-cell table:style-name="ce2" office:value-type="string" calcext:value-type="string" table:number-columns-spanned="2" table:number-rows-spanned="1">
            <text:p>Modules utilisés</text:p>
          </table:table-cell>
          <table:covered-table-cell table:style-name="Default"/>
          <table:table-cell table:style-name="ce20" office:value-type="string" calcext:value-type="string" table:number-columns-spanned="2" table:number-rows-spanned="1">
            <text:p>cnf+xorset</text:p>
          </table:table-cell>
          <table:covered-table-cell table:style-name="ce24"/>
          <table:table-cell table:style-name="ce14"/>
          <table:table-cell table:style-name="ce20" office:value-type="string" calcext:value-type="string" table:number-columns-spanned="2" table:number-rows-spanned="1">
            <text:p>subst+xorset</text:p>
          </table:table-cell>
          <table:covered-table-cell table:style-name="ce29"/>
          <table:table-cell table:style-name="Default" table:number-columns-repeated="3"/>
        </table:table-row>
        <table:table-row table:style-name="ro2">
          <table:table-cell office:value-type="string" calcext:value-type="string" table:number-columns-spanned="2" table:number-rows-spanned="1">
            <text:p>Seed</text:p>
          </table:table-cell>
          <table:covered-table-cell/>
          <table:table-cell table:style-name="ce6" office:value-type="string" calcext:value-type="string">
            <text:p>Nb conflits</text:p>
          </table:table-cell>
          <table:table-cell table:style-name="ce25" office:value-type="string" calcext:value-type="string">
            <text:p>Temps en ms</text:p>
          </table:table-cell>
          <table:table-cell table:style-name="ce27"/>
          <table:table-cell table:style-name="ce6" office:value-type="string" calcext:value-type="string">
            <text:p>Nb conflits</text:p>
          </table:table-cell>
          <table:table-cell table:style-name="ce25" office:value-type="string" calcext:value-type="string">
            <text:p>Temps en ms</text:p>
          </table:table-cell>
          <table:table-cell/>
          <table:table-cell table:style-name="ce30" office:value-type="string" calcext:value-type="string">
            <text:p>Coeff temps</text:p>
          </table:table-cell>
          <table:table-cell table:style-name="ce30" office:value-type="string" calcext:value-type="string">
            <text:p>Différences de conflits</text:p>
          </table:table-cell>
        </table:table-row>
        <table:table-row table:style-name="ro2"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27378" calcext:value-type="float">
            <text:p>127 378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127378" calcext:value-type="float">
            <text:p>127 378</text:p>
          </table:table-cell>
          <table:table-cell office:value-type="float" office:value="1004" calcext:value-type="float">
            <text:p>1 004</text:p>
          </table:table-cell>
          <table:table-cell/>
          <table:table-cell table:formula="of:=[.G4]/[.D4]" office:value-type="float" office:value="2.08731808731809" calcext:value-type="float">
            <text:p>2,09</text:p>
          </table:table-cell>
          <table:table-cell table:style-name="ce34" table:formula="of:=[.F4]-[.C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1085474" calcext:value-type="float">
            <text:p>21 085 474</text:p>
          </table:table-cell>
          <table:table-cell office:value-type="float" office:value="122274" calcext:value-type="float">
            <text:p>122 274</text:p>
          </table:table-cell>
          <table:table-cell/>
          <table:table-cell office:value-type="float" office:value="21085477" calcext:value-type="float">
            <text:p>21 085 477</text:p>
          </table:table-cell>
          <table:table-cell office:value-type="float" office:value="156202" calcext:value-type="float">
            <text:p>156 202</text:p>
          </table:table-cell>
          <table:table-cell/>
          <table:table-cell table:formula="of:=[.G5]/[.D5]" office:value-type="float" office:value="1.27747517869702" calcext:value-type="float">
            <text:p>1,28</text:p>
          </table:table-cell>
          <table:table-cell table:formula="of:=[.F5]-[.C5]"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26476068" calcext:value-type="float">
            <text:p>26 476 068</text:p>
          </table:table-cell>
          <table:table-cell office:value-type="float" office:value="142862" calcext:value-type="float">
            <text:p>142 862</text:p>
          </table:table-cell>
          <table:table-cell/>
          <table:table-cell office:value-type="float" office:value="26476151" calcext:value-type="float">
            <text:p>26 476 151</text:p>
          </table:table-cell>
          <table:table-cell office:value-type="float" office:value="164389" calcext:value-type="float">
            <text:p>164 389</text:p>
          </table:table-cell>
          <table:table-cell/>
          <table:table-cell table:formula="of:=[.G6]/[.D6]" office:value-type="float" office:value="1.15068387674819" calcext:value-type="float">
            <text:p>1,15</text:p>
          </table:table-cell>
          <table:table-cell table:formula="of:=[.F6]-[.C6]" office:value-type="float" office:value="83" calcext:value-type="float">
            <text:p>83</text:p>
          </table:table-cell>
        </table:table-row>
        <table:table-row table:style-name="ro2"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19312656" calcext:value-type="float">
            <text:p>19 312 656</text:p>
          </table:table-cell>
          <table:table-cell office:value-type="float" office:value="83814" calcext:value-type="float">
            <text:p>83 814</text:p>
          </table:table-cell>
          <table:table-cell/>
          <table:table-cell office:value-type="float" office:value="19312658" calcext:value-type="float">
            <text:p>19 312 658</text:p>
          </table:table-cell>
          <table:table-cell office:value-type="float" office:value="107944" calcext:value-type="float">
            <text:p>107 944</text:p>
          </table:table-cell>
          <table:table-cell/>
          <table:table-cell table:formula="of:=[.G7]/[.D7]" office:value-type="float" office:value="1.28789939628224" calcext:value-type="float">
            <text:p>1,29</text:p>
          </table:table-cell>
          <table:table-cell table:formula="of:=[.F7]-[.C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18730275" calcext:value-type="float">
            <text:p>18 730 275</text:p>
          </table:table-cell>
          <table:table-cell office:value-type="float" office:value="104832" calcext:value-type="float">
            <text:p>104 832</text:p>
          </table:table-cell>
          <table:table-cell/>
          <table:table-cell office:value-type="float" office:value="18730277" calcext:value-type="float">
            <text:p>18 730 277</text:p>
          </table:table-cell>
          <table:table-cell office:value-type="float" office:value="127568" calcext:value-type="float">
            <text:p>127 568</text:p>
          </table:table-cell>
          <table:table-cell/>
          <table:table-cell table:formula="of:=[.G8]/[.D8]" office:value-type="float" office:value="1.21688034188034" calcext:value-type="float">
            <text:p>1,22</text:p>
          </table:table-cell>
          <table:table-cell table:formula="of:=[.F8]-[.C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10239393" calcext:value-type="float">
            <text:p>10 239 393</text:p>
          </table:table-cell>
          <table:table-cell office:value-type="float" office:value="50814" calcext:value-type="float">
            <text:p>50 814</text:p>
          </table:table-cell>
          <table:table-cell/>
          <table:table-cell office:value-type="float" office:value="10239397" calcext:value-type="float">
            <text:p>10 239 397</text:p>
          </table:table-cell>
          <table:table-cell office:value-type="float" office:value="60454" calcext:value-type="float">
            <text:p>60 454</text:p>
          </table:table-cell>
          <table:table-cell/>
          <table:table-cell table:formula="of:=[.G9]/[.D9]" office:value-type="float" office:value="1.18971149683158" calcext:value-type="float">
            <text:p>1,19</text:p>
          </table:table-cell>
          <table:table-cell table:formula="of:=[.F9]-[.C9]"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float" office:value="13840685" calcext:value-type="float">
            <text:p>13 840 685</text:p>
          </table:table-cell>
          <table:table-cell office:value-type="float" office:value="57411" calcext:value-type="float">
            <text:p>57 411</text:p>
          </table:table-cell>
          <table:table-cell/>
          <table:table-cell office:value-type="float" office:value="13840686" calcext:value-type="float">
            <text:p>13 840 686</text:p>
          </table:table-cell>
          <table:table-cell office:value-type="float" office:value="79003" calcext:value-type="float">
            <text:p>79 003</text:p>
          </table:table-cell>
          <table:table-cell/>
          <table:table-cell table:formula="of:=[.G10]/[.D10]" office:value-type="float" office:value="1.37609517339883" calcext:value-type="float">
            <text:p>1,38</text:p>
          </table:table-cell>
          <table:table-cell table:formula="of:=[.F10]-[.C1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2899750" calcext:value-type="float">
            <text:p>2 899 750</text:p>
          </table:table-cell>
          <table:table-cell office:value-type="float" office:value="16591" calcext:value-type="float">
            <text:p>16 591</text:p>
          </table:table-cell>
          <table:table-cell/>
          <table:table-cell office:value-type="float" office:value="2899750" calcext:value-type="float">
            <text:p>2 899 750</text:p>
          </table:table-cell>
          <table:table-cell office:value-type="float" office:value="19375" calcext:value-type="float">
            <text:p>19 375</text:p>
          </table:table-cell>
          <table:table-cell/>
          <table:table-cell table:formula="of:=[.G11]/[.D11]" office:value-type="float" office:value="1.167801820264" calcext:value-type="float">
            <text:p>1,17</text:p>
          </table:table-cell>
          <table:table-cell table:style-name="ce34" table:formula="of:=[.F11]-[.C1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float" office:value="14665109" calcext:value-type="float">
            <text:p>14 665 109</text:p>
          </table:table-cell>
          <table:table-cell office:value-type="float" office:value="78025" calcext:value-type="float">
            <text:p>78 025</text:p>
          </table:table-cell>
          <table:table-cell/>
          <table:table-cell office:value-type="float" office:value="14665118" calcext:value-type="float">
            <text:p>14 665 118</text:p>
          </table:table-cell>
          <table:table-cell office:value-type="float" office:value="108703" calcext:value-type="float">
            <text:p>108 703</text:p>
          </table:table-cell>
          <table:table-cell/>
          <table:table-cell table:formula="of:=[.G12]/[.D12]" office:value-type="float" office:value="1.39318167254085" calcext:value-type="float">
            <text:p>1,39</text:p>
          </table:table-cell>
          <table:table-cell table:formula="of:=[.F12]-[.C12]" office:value-type="float" office:value="9" calcext:value-type="float">
            <text:p>9</text:p>
          </table:table-cell>
        </table:table-row>
        <table:table-row table:style-name="ro2"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float" office:value="27611617" calcext:value-type="float">
            <text:p>27 611 617</text:p>
          </table:table-cell>
          <table:table-cell office:value-type="float" office:value="119809" calcext:value-type="float">
            <text:p>119 809</text:p>
          </table:table-cell>
          <table:table-cell/>
          <table:table-cell office:value-type="float" office:value="27611632" calcext:value-type="float">
            <text:p>27 611 632</text:p>
          </table:table-cell>
          <table:table-cell office:value-type="float" office:value="158851" calcext:value-type="float">
            <text:p>158 851</text:p>
          </table:table-cell>
          <table:table-cell/>
          <table:table-cell table:formula="of:=[.G13]/[.D13]" office:value-type="float" office:value="1.3258686743066" calcext:value-type="float">
            <text:p>1,33</text:p>
          </table:table-cell>
          <table:table-cell table:formula="of:=[.F13]-[.C13]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office:value-type="float" office:value="5042569" calcext:value-type="float">
            <text:p>5 042 569</text:p>
          </table:table-cell>
          <table:table-cell office:value-type="float" office:value="25606" calcext:value-type="float">
            <text:p>25 606</text:p>
          </table:table-cell>
          <table:table-cell/>
          <table:table-cell office:value-type="float" office:value="5042569" calcext:value-type="float">
            <text:p>5 042 569</text:p>
          </table:table-cell>
          <table:table-cell office:value-type="float" office:value="29587" calcext:value-type="float">
            <text:p>29 587</text:p>
          </table:table-cell>
          <table:table-cell/>
          <table:table-cell table:formula="of:=[.G14]/[.D14]" office:value-type="float" office:value="1.15547137389674" calcext:value-type="float">
            <text:p>1,16</text:p>
          </table:table-cell>
          <table:table-cell table:style-name="ce34" table:formula="of:=[.F14]-[.C1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office:value-type="float" office:value="20988583" calcext:value-type="float">
            <text:p>20 988 583</text:p>
          </table:table-cell>
          <table:table-cell office:value-type="float" office:value="88148" calcext:value-type="float">
            <text:p>88 148</text:p>
          </table:table-cell>
          <table:table-cell/>
          <table:table-cell office:value-type="float" office:value="20988583" calcext:value-type="float">
            <text:p>20 988 583</text:p>
          </table:table-cell>
          <table:table-cell office:value-type="float" office:value="139781" calcext:value-type="float">
            <text:p>139 781</text:p>
          </table:table-cell>
          <table:table-cell/>
          <table:table-cell table:formula="of:=[.G15]/[.D15]" office:value-type="float" office:value="1.58575350546808" calcext:value-type="float">
            <text:p>1,59</text:p>
          </table:table-cell>
          <table:table-cell table:style-name="ce34" table:formula="of:=[.F15]-[.C1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office:value-type="float" office:value="20532639" calcext:value-type="float">
            <text:p>20 532 639</text:p>
          </table:table-cell>
          <table:table-cell office:value-type="float" office:value="94400" calcext:value-type="float">
            <text:p>94 400</text:p>
          </table:table-cell>
          <table:table-cell/>
          <table:table-cell office:value-type="float" office:value="20532639" calcext:value-type="float">
            <text:p>20 532 639</text:p>
          </table:table-cell>
          <table:table-cell office:value-type="float" office:value="161145" calcext:value-type="float">
            <text:p>161 145</text:p>
          </table:table-cell>
          <table:table-cell/>
          <table:table-cell table:formula="of:=[.G16]/[.D16]" office:value-type="float" office:value="1.70704449152542" calcext:value-type="float">
            <text:p>1,71</text:p>
          </table:table-cell>
          <table:table-cell table:style-name="ce34" table:formula="of:=[.F16]-[.C1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 table:number-columns-spanned="2" table:number-rows-spanned="1">
            <text:p>13</text:p>
          </table:table-cell>
          <table:covered-table-cell/>
          <table:table-cell office:value-type="float" office:value="402118" calcext:value-type="float">
            <text:p>402 118</text:p>
          </table:table-cell>
          <table:table-cell office:value-type="float" office:value="2655" calcext:value-type="float">
            <text:p>2 655</text:p>
          </table:table-cell>
          <table:table-cell/>
          <table:table-cell office:value-type="float" office:value="402118" calcext:value-type="float">
            <text:p>402 118</text:p>
          </table:table-cell>
          <table:table-cell office:value-type="float" office:value="3285" calcext:value-type="float">
            <text:p>3 285</text:p>
          </table:table-cell>
          <table:table-cell/>
          <table:table-cell table:formula="of:=[.G17]/[.D17]" office:value-type="float" office:value="1.23728813559322" calcext:value-type="float">
            <text:p>1,24</text:p>
          </table:table-cell>
          <table:table-cell table:style-name="ce34" table:formula="of:=[.F17]-[.C1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 table:number-columns-spanned="2" table:number-rows-spanned="1">
            <text:p>14</text:p>
          </table:table-cell>
          <table:covered-table-cell/>
          <table:table-cell office:value-type="float" office:value="28976360" calcext:value-type="float">
            <text:p>28 976 360</text:p>
          </table:table-cell>
          <table:table-cell office:value-type="float" office:value="158592" calcext:value-type="float">
            <text:p>158 592</text:p>
          </table:table-cell>
          <table:table-cell/>
          <table:table-cell office:value-type="float" office:value="28976393" calcext:value-type="float">
            <text:p>28 976 393</text:p>
          </table:table-cell>
          <table:table-cell office:value-type="float" office:value="200341" calcext:value-type="float">
            <text:p>200 341</text:p>
          </table:table-cell>
          <table:table-cell/>
          <table:table-cell table:formula="of:=[.G18]/[.D18]" office:value-type="float" office:value="1.26324783091203" calcext:value-type="float">
            <text:p>1,26</text:p>
          </table:table-cell>
          <table:table-cell table:formula="of:=[.F18]-[.C18]"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office:value-type="float" office:value="3709064" calcext:value-type="float">
            <text:p>3 709 064</text:p>
          </table:table-cell>
          <table:table-cell office:value-type="float" office:value="19087" calcext:value-type="float">
            <text:p>19 087</text:p>
          </table:table-cell>
          <table:table-cell/>
          <table:table-cell office:value-type="float" office:value="3709065" calcext:value-type="float">
            <text:p>3 709 065</text:p>
          </table:table-cell>
          <table:table-cell office:value-type="float" office:value="32453" calcext:value-type="float">
            <text:p>32 453</text:p>
          </table:table-cell>
          <table:table-cell/>
          <table:table-cell table:formula="of:=[.G19]/[.D19]" office:value-type="float" office:value="1.70026719756903" calcext:value-type="float">
            <text:p>1,70</text:p>
          </table:table-cell>
          <table:table-cell table:formula="of:=[.F19]-[.C1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float" office:value="16492953" calcext:value-type="float">
            <text:p>16 492 953</text:p>
          </table:table-cell>
          <table:table-cell office:value-type="float" office:value="103893" calcext:value-type="float">
            <text:p>103 893</text:p>
          </table:table-cell>
          <table:table-cell/>
          <table:table-cell office:value-type="float" office:value="16492966" calcext:value-type="float">
            <text:p>16 492 966</text:p>
          </table:table-cell>
          <table:table-cell office:value-type="float" office:value="105219" calcext:value-type="float">
            <text:p>105 219</text:p>
          </table:table-cell>
          <table:table-cell/>
          <table:table-cell table:formula="of:=[.G20]/[.D20]" office:value-type="float" office:value="1.01276313129855" calcext:value-type="float">
            <text:p>1,01</text:p>
          </table:table-cell>
          <table:table-cell table:formula="of:=[.F20]-[.C20]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7" calcext:value-type="float" table:number-columns-spanned="2" table:number-rows-spanned="1">
            <text:p>17</text:p>
          </table:table-cell>
          <table:covered-table-cell/>
          <table:table-cell office:value-type="float" office:value="19069001" calcext:value-type="float">
            <text:p>19 069 001</text:p>
          </table:table-cell>
          <table:table-cell office:value-type="float" office:value="90215" calcext:value-type="float">
            <text:p>90 215</text:p>
          </table:table-cell>
          <table:table-cell/>
          <table:table-cell office:value-type="float" office:value="19069008" calcext:value-type="float">
            <text:p>19 069 008</text:p>
          </table:table-cell>
          <table:table-cell office:value-type="float" office:value="117486" calcext:value-type="float">
            <text:p>117 486</text:p>
          </table:table-cell>
          <table:table-cell/>
          <table:table-cell table:formula="of:=[.G21]/[.D21]" office:value-type="float" office:value="1.30228897633431" calcext:value-type="float">
            <text:p>1,30</text:p>
          </table:table-cell>
          <table:table-cell table:formula="of:=[.F21]-[.C21]" office:value-type="float" office:value="7" calcext:value-type="float">
            <text:p>7</text:p>
          </table:table-cell>
        </table:table-row>
        <table:table-row table:style-name="ro2">
          <table:table-cell office:value-type="float" office:value="18" calcext:value-type="float" table:number-columns-spanned="2" table:number-rows-spanned="1">
            <text:p>18</text:p>
          </table:table-cell>
          <table:covered-table-cell/>
          <table:table-cell office:value-type="float" office:value="29062041" calcext:value-type="float">
            <text:p>29 062 041</text:p>
          </table:table-cell>
          <table:table-cell office:value-type="float" office:value="115312" calcext:value-type="float">
            <text:p>115 312</text:p>
          </table:table-cell>
          <table:table-cell/>
          <table:table-cell office:value-type="float" office:value="29062049" calcext:value-type="float">
            <text:p>29 062 049</text:p>
          </table:table-cell>
          <table:table-cell office:value-type="float" office:value="159573" calcext:value-type="float">
            <text:p>159 573</text:p>
          </table:table-cell>
          <table:table-cell/>
          <table:table-cell table:formula="of:=[.G22]/[.D22]" office:value-type="float" office:value="1.38383689468572" calcext:value-type="float">
            <text:p>1,38</text:p>
          </table:table-cell>
          <table:table-cell table:formula="of:=[.F22]-[.C22]" office:value-type="float" office:value="8" calcext:value-type="float">
            <text:p>8</text:p>
          </table:table-cell>
        </table:table-row>
        <table:table-row table:style-name="ro2">
          <table:table-cell office:value-type="float" office:value="19" calcext:value-type="float" table:number-columns-spanned="2" table:number-rows-spanned="1">
            <text:p>19</text:p>
          </table:table-cell>
          <table:covered-table-cell/>
          <table:table-cell office:value-type="float" office:value="18864854" calcext:value-type="float">
            <text:p>18 864 854</text:p>
          </table:table-cell>
          <table:table-cell office:value-type="float" office:value="78154" calcext:value-type="float">
            <text:p>78 154</text:p>
          </table:table-cell>
          <table:table-cell/>
          <table:table-cell office:value-type="float" office:value="18864883" calcext:value-type="float">
            <text:p>18 864 883</text:p>
          </table:table-cell>
          <table:table-cell office:value-type="float" office:value="99322" calcext:value-type="float">
            <text:p>99 322</text:p>
          </table:table-cell>
          <table:table-cell/>
          <table:table-cell table:formula="of:=[.G23]/[.D23]" office:value-type="float" office:value="1.27084986053177" calcext:value-type="float">
            <text:p>1,27</text:p>
          </table:table-cell>
          <table:table-cell table:formula="of:=[.F23]-[.C23]"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0" calcext:value-type="float" table:number-columns-spanned="2" table:number-rows-spanned="1">
            <text:p>20</text:p>
          </table:table-cell>
          <table:covered-table-cell/>
          <table:table-cell office:value-type="float" office:value="29579785" calcext:value-type="float">
            <text:p>29 579 785</text:p>
          </table:table-cell>
          <table:table-cell office:value-type="float" office:value="121989" calcext:value-type="float">
            <text:p>121 989</text:p>
          </table:table-cell>
          <table:table-cell/>
          <table:table-cell office:value-type="float" office:value="29579788" calcext:value-type="float">
            <text:p>29 579 788</text:p>
          </table:table-cell>
          <table:table-cell office:value-type="float" office:value="157672" calcext:value-type="float">
            <text:p>157 672</text:p>
          </table:table-cell>
          <table:table-cell/>
          <table:table-cell table:formula="of:=[.G24]/[.D24]" office:value-type="float" office:value="1.29250998040807" calcext:value-type="float">
            <text:p>1,29</text:p>
          </table:table-cell>
          <table:table-cell table:formula="of:=[.F24]-[.C24]"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 table:number-columns-spanned="2" table:number-rows-spanned="1">
            <text:p>21</text:p>
          </table:table-cell>
          <table:covered-table-cell/>
          <table:table-cell office:value-type="float" office:value="17952464" calcext:value-type="float">
            <text:p>17 952 464</text:p>
          </table:table-cell>
          <table:table-cell office:value-type="float" office:value="76790" calcext:value-type="float">
            <text:p>76 790</text:p>
          </table:table-cell>
          <table:table-cell/>
          <table:table-cell office:value-type="float" office:value="17952464" calcext:value-type="float">
            <text:p>17 952 464</text:p>
          </table:table-cell>
          <table:table-cell office:value-type="float" office:value="98232" calcext:value-type="float">
            <text:p>98 232</text:p>
          </table:table-cell>
          <table:table-cell/>
          <table:table-cell table:formula="of:=[.G25]/[.D25]" office:value-type="float" office:value="1.27922906628467" calcext:value-type="float">
            <text:p>1,28</text:p>
          </table:table-cell>
          <table:table-cell table:style-name="ce34" table:formula="of:=[.F25]-[.C2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 table:number-columns-spanned="2" table:number-rows-spanned="1">
            <text:p>22</text:p>
          </table:table-cell>
          <table:covered-table-cell/>
          <table:table-cell office:value-type="float" office:value="6361638" calcext:value-type="float">
            <text:p>6 361 638</text:p>
          </table:table-cell>
          <table:table-cell office:value-type="float" office:value="26268" calcext:value-type="float">
            <text:p>26 268</text:p>
          </table:table-cell>
          <table:table-cell/>
          <table:table-cell office:value-type="float" office:value="6361640" calcext:value-type="float">
            <text:p>6 361 640</text:p>
          </table:table-cell>
          <table:table-cell office:value-type="float" office:value="50455" calcext:value-type="float">
            <text:p>50 455</text:p>
          </table:table-cell>
          <table:table-cell/>
          <table:table-cell table:formula="of:=[.G26]/[.D26]" office:value-type="float" office:value="1.92077813308969" calcext:value-type="float">
            <text:p>1,92</text:p>
          </table:table-cell>
          <table:table-cell table:formula="of:=[.F26]-[.C2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 table:number-columns-spanned="2" table:number-rows-spanned="1">
            <text:p>23</text:p>
          </table:table-cell>
          <table:covered-table-cell/>
          <table:table-cell office:value-type="float" office:value="5131991" calcext:value-type="float">
            <text:p>5 131 991</text:p>
          </table:table-cell>
          <table:table-cell office:value-type="float" office:value="19904" calcext:value-type="float">
            <text:p>19 904</text:p>
          </table:table-cell>
          <table:table-cell/>
          <table:table-cell office:value-type="float" office:value="5131991" calcext:value-type="float">
            <text:p>5 131 991</text:p>
          </table:table-cell>
          <table:table-cell office:value-type="float" office:value="37769" calcext:value-type="float">
            <text:p>37 769</text:p>
          </table:table-cell>
          <table:table-cell/>
          <table:table-cell table:formula="of:=[.G27]/[.D27]" office:value-type="float" office:value="1.89755827974277" calcext:value-type="float">
            <text:p>1,90</text:p>
          </table:table-cell>
          <table:table-cell table:style-name="ce34" table:formula="of:=[.F27]-[.C2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 table:number-columns-spanned="2" table:number-rows-spanned="1">
            <text:p>24</text:p>
          </table:table-cell>
          <table:covered-table-cell/>
          <table:table-cell office:value-type="float" office:value="4352195" calcext:value-type="float">
            <text:p>4 352 195</text:p>
          </table:table-cell>
          <table:table-cell office:value-type="float" office:value="28554" calcext:value-type="float">
            <text:p>28 554</text:p>
          </table:table-cell>
          <table:table-cell/>
          <table:table-cell office:value-type="float" office:value="4352195" calcext:value-type="float">
            <text:p>4 352 195</text:p>
          </table:table-cell>
          <table:table-cell office:value-type="float" office:value="35684" calcext:value-type="float">
            <text:p>35 684</text:p>
          </table:table-cell>
          <table:table-cell/>
          <table:table-cell table:formula="of:=[.G28]/[.D28]" office:value-type="float" office:value="1.24970231841423" calcext:value-type="float">
            <text:p>1,25</text:p>
          </table:table-cell>
          <table:table-cell table:style-name="ce34" table:formula="of:=[.F28]-[.C2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 table:number-columns-spanned="2" table:number-rows-spanned="1">
            <text:p>25</text:p>
          </table:table-cell>
          <table:covered-table-cell/>
          <table:table-cell office:value-type="float" office:value="6300631" calcext:value-type="float">
            <text:p>6 300 631</text:p>
          </table:table-cell>
          <table:table-cell office:value-type="float" office:value="42619" calcext:value-type="float">
            <text:p>42 619</text:p>
          </table:table-cell>
          <table:table-cell/>
          <table:table-cell office:value-type="float" office:value="6300635" calcext:value-type="float">
            <text:p>6 300 635</text:p>
          </table:table-cell>
          <table:table-cell office:value-type="float" office:value="48587" calcext:value-type="float">
            <text:p>48 587</text:p>
          </table:table-cell>
          <table:table-cell/>
          <table:table-cell table:formula="of:=[.G29]/[.D29]" office:value-type="float" office:value="1.14003144137591" calcext:value-type="float">
            <text:p>1,14</text:p>
          </table:table-cell>
          <table:table-cell table:formula="of:=[.F29]-[.C29]" office:value-type="float" office:value="4" calcext:value-type="float">
            <text:p>4</text:p>
          </table:table-cell>
        </table:table-row>
        <table:table-row table:style-name="ro2">
          <table:table-cell office:value-type="float" office:value="26" calcext:value-type="float" table:number-columns-spanned="2" table:number-rows-spanned="1">
            <text:p>26</text:p>
          </table:table-cell>
          <table:covered-table-cell/>
          <table:table-cell office:value-type="float" office:value="10199592" calcext:value-type="float">
            <text:p>10 199 592</text:p>
          </table:table-cell>
          <table:table-cell office:value-type="float" office:value="49417" calcext:value-type="float">
            <text:p>49 417</text:p>
          </table:table-cell>
          <table:table-cell/>
          <table:table-cell office:value-type="float" office:value="10199722" calcext:value-type="float">
            <text:p>10 199 722</text:p>
          </table:table-cell>
          <table:table-cell office:value-type="float" office:value="56905" calcext:value-type="float">
            <text:p>56 905</text:p>
          </table:table-cell>
          <table:table-cell/>
          <table:table-cell table:formula="of:=[.G30]/[.D30]" office:value-type="float" office:value="1.15152680251735" calcext:value-type="float">
            <text:p>1,15</text:p>
          </table:table-cell>
          <table:table-cell table:formula="of:=[.F30]-[.C30]"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27" calcext:value-type="float" table:number-columns-spanned="2" table:number-rows-spanned="1">
            <text:p>27</text:p>
          </table:table-cell>
          <table:covered-table-cell/>
          <table:table-cell office:value-type="float" office:value="29819994" calcext:value-type="float">
            <text:p>29 819 994</text:p>
          </table:table-cell>
          <table:table-cell office:value-type="float" office:value="131406" calcext:value-type="float">
            <text:p>131 406</text:p>
          </table:table-cell>
          <table:table-cell/>
          <table:table-cell office:value-type="float" office:value="29820003" calcext:value-type="float">
            <text:p>29 820 003</text:p>
          </table:table-cell>
          <table:table-cell office:value-type="float" office:value="173483" calcext:value-type="float">
            <text:p>173 483</text:p>
          </table:table-cell>
          <table:table-cell/>
          <table:table-cell table:formula="of:=[.G31]/[.D31]" office:value-type="float" office:value="1.32020607887007" calcext:value-type="float">
            <text:p>1,32</text:p>
          </table:table-cell>
          <table:table-cell table:formula="of:=[.F31]-[.C31]" office:value-type="float" office:value="9" calcext:value-type="float">
            <text:p>9</text:p>
          </table:table-cell>
        </table:table-row>
        <table:table-row table:style-name="ro2">
          <table:table-cell office:value-type="float" office:value="28" calcext:value-type="float" table:number-columns-spanned="2" table:number-rows-spanned="1">
            <text:p>28</text:p>
          </table:table-cell>
          <table:covered-table-cell/>
          <table:table-cell office:value-type="float" office:value="5795906" calcext:value-type="float">
            <text:p>5 795 906</text:p>
          </table:table-cell>
          <table:table-cell office:value-type="float" office:value="39823" calcext:value-type="float">
            <text:p>39 823</text:p>
          </table:table-cell>
          <table:table-cell/>
          <table:table-cell office:value-type="float" office:value="5795910" calcext:value-type="float">
            <text:p>5 795 910</text:p>
          </table:table-cell>
          <table:table-cell office:value-type="float" office:value="33342" calcext:value-type="float">
            <text:p>33 342</text:p>
          </table:table-cell>
          <table:table-cell/>
          <table:table-cell table:style-name="ce32" table:formula="of:=[.G32]/[.D32]" office:value-type="float" office:value="0.837254852723301" calcext:value-type="float">
            <text:p>0,84</text:p>
          </table:table-cell>
          <table:table-cell table:formula="of:=[.F32]-[.C32]" office:value-type="float" office:value="4" calcext:value-type="float">
            <text:p>4</text:p>
          </table:table-cell>
        </table:table-row>
        <table:table-row table:style-name="ro2">
          <table:table-cell office:value-type="float" office:value="29" calcext:value-type="float" table:number-columns-spanned="2" table:number-rows-spanned="1">
            <text:p>29</text:p>
          </table:table-cell>
          <table:covered-table-cell/>
          <table:table-cell office:value-type="float" office:value="9822520" calcext:value-type="float">
            <text:p>9 822 520</text:p>
          </table:table-cell>
          <table:table-cell office:value-type="float" office:value="41922" calcext:value-type="float">
            <text:p>41 922</text:p>
          </table:table-cell>
          <table:table-cell/>
          <table:table-cell office:value-type="float" office:value="9822521" calcext:value-type="float">
            <text:p>9 822 521</text:p>
          </table:table-cell>
          <table:table-cell office:value-type="float" office:value="69342" calcext:value-type="float">
            <text:p>69 342</text:p>
          </table:table-cell>
          <table:table-cell/>
          <table:table-cell table:formula="of:=[.G33]/[.D33]" office:value-type="float" office:value="1.65407184771719" calcext:value-type="float">
            <text:p>1,65</text:p>
          </table:table-cell>
          <table:table-cell table:formula="of:=[.F33]-[.C3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 table:number-columns-spanned="2" table:number-rows-spanned="1">
            <text:p>30</text:p>
          </table:table-cell>
          <table:covered-table-cell/>
          <table:table-cell office:value-type="float" office:value="8065968" calcext:value-type="float">
            <text:p>8 065 968</text:p>
          </table:table-cell>
          <table:table-cell office:value-type="float" office:value="43867" calcext:value-type="float">
            <text:p>43 867</text:p>
          </table:table-cell>
          <table:table-cell/>
          <table:table-cell office:value-type="float" office:value="8065995" calcext:value-type="float">
            <text:p>8 065 995</text:p>
          </table:table-cell>
          <table:table-cell office:value-type="float" office:value="48349" calcext:value-type="float">
            <text:p>48 349</text:p>
          </table:table-cell>
          <table:table-cell/>
          <table:table-cell table:formula="of:=[.G34]/[.D34]" office:value-type="float" office:value="1.10217247589304" calcext:value-type="float">
            <text:p>1,10</text:p>
          </table:table-cell>
          <table:table-cell table:formula="of:=[.F34]-[.C34]" office:value-type="float" office:value="27" calcext:value-type="float">
            <text:p>27</text:p>
          </table:table-cell>
        </table:table-row>
        <table:table-row table:style-name="ro2">
          <table:table-cell table:style-name="Default" table:number-columns-repeated="2"/>
          <table:table-cell table:style-name="ce22" table:number-columns-repeated="5"/>
          <table:table-cell table:style-name="Default" table:number-columns-repeated="3"/>
        </table:table-row>
        <table:table-row table:style-name="ro2">
          <table:table-cell table:style-name="ce8" office:value-type="string" calcext:value-type="string">
            <text:p>Moyenne</text:p>
          </table:table-cell>
          <table:table-cell/>
          <table:table-cell table:style-name="ce23" table:formula="of:=AVERAGE([.C4:.C34])" office:value-type="float" office:value="14586307.0476191" calcext:value-type="float">
            <text:p>14 586 307,05</text:p>
          </table:table-cell>
          <table:table-cell table:style-name="ce23" table:formula="of:=AVERAGE([.D4:.D34])" office:value-type="float" office:value="70178.5161290323" calcext:value-type="float">
            <text:p>70 178,52</text:p>
          </table:table-cell>
          <table:table-cell table:style-name="ce23"/>
          <table:table-cell table:style-name="ce23" table:formula="of:=AVERAGE([.F4:.F34])" office:value-type="float" office:value="14564892.2903226" calcext:value-type="float">
            <text:p>14 564 892,29</text:p>
          </table:table-cell>
          <table:table-cell table:style-name="ce23" table:formula="of:=AVERAGE([.G4:.G34])" office:value-type="float" office:value="91661.4516129032" calcext:value-type="float">
            <text:p>91 661,45</text:p>
          </table:table-cell>
          <table:table-cell table:style-name="ce23"/>
          <table:table-cell table:style-name="ce33" table:formula="of:=AVERAGE([.I4:.I34])" office:value-type="float" office:value="1.35279898042319" calcext:value-type="float">
            <text:p>1,35</text:p>
          </table:table-cell>
          <table:table-cell table:style-name="ce36" table:formula="of:=AVERAGE([.J4:.J34])" office:value-type="float" office:value="12.5806451612903" calcext:value-type="float">
            <text:p>12,58</text:p>
          </table:table-cell>
        </table:table-row>
        <table:table-row table:style-name="ro2">
          <table:table-cell table:style-name="ce8" office:value-type="string" calcext:value-type="string">
            <text:p>Écart type</text:p>
          </table:table-cell>
          <table:table-cell/>
          <table:table-cell table:style-name="ce23" table:formula="of:=STDEV([.C4:.C34])" office:value-type="float" office:value="9387269.11250337" calcext:value-type="float">
            <text:p>9 387 269,11</text:p>
          </table:table-cell>
          <table:table-cell table:style-name="ce23" table:formula="of:=STDEV([.D4:.D34])" office:value-type="float" office:value="43956.5529410356" calcext:value-type="float">
            <text:p>43 956,55</text:p>
          </table:table-cell>
          <table:table-cell table:style-name="ce23"/>
          <table:table-cell table:style-name="ce23" table:formula="of:=STDEV([.F4:.F34])" office:value-type="float" office:value="9423008.62561285" calcext:value-type="float">
            <text:p>9 423 008,63</text:p>
          </table:table-cell>
          <table:table-cell table:style-name="ce23" table:formula="of:=STDEV([.G4:.G34])" office:value-type="float" office:value="57069.4035649218" calcext:value-type="float">
            <text:p>57 069,40</text:p>
          </table:table-cell>
          <table:table-cell table:style-name="ce23"/>
          <table:table-cell table:style-name="ce33" table:formula="of:=STDEV([.I4:.I34])" office:value-type="float" office:value="0.277148706214357" calcext:value-type="float">
            <text:p>0,28</text:p>
          </table:table-cell>
          <table:table-cell table:style-name="ce36" table:formula="of:=STDEV([.J4:.J34])" office:value-type="float" office:value="27.2589730713251" calcext:value-type="float">
            <text:p>27,26</text:p>
          </table:table-cell>
        </table:table-row>
      </table:table>
      <table:named-expressions/>
      <table:database-ranges>
        <table:database-range table:name="__Anonymous_Sheet_DB__0" table:target-range-address="analyse.K44:analyse.M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16:18:35.775177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17T16:28:42.633940128</dc:date>
    <meta:editing-duration>PT31M22S</meta:editing-duration>
    <meta:editing-cycles>16</meta:editing-cycles>
    <meta:generator>LibreOffice/6.4.7.2$Linux_X86_64 LibreOffice_project/40$Build-2</meta:generator>
    <meta:document-statistic meta:table-count="1" meta:cell-count="242" meta:object-count="0"/>
  </office:meta>
</office:document-meta>
</file>